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66521" officeooo:paragraph-rsid="00166521"/>
    </style:style>
    <style:style style:name="P2" style:family="paragraph" style:parent-style-name="Standard">
      <style:paragraph-properties fo:text-align="end" style:justify-single-word="false" style:writing-mode="rl-tb"/>
      <style:text-properties fo:color="#9e004f" fo:font-size="20pt" officeooo:rsid="00166521" officeooo:paragraph-rsid="00166521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علی فعله پارنج <text:s text:c="19"/>۹۵۱۰۰۸۸۶</text:p>
      <text:p text:style-name="P2">الگوریتم تولید اعداد تصادفی :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21:45:34.567239634</meta:creation-date>
    <dc:date>2019-11-25T21:48:52.210595015</dc:date>
    <meta:editing-duration>PT3M21S</meta:editing-duration>
    <meta:editing-cycles>1</meta:editing-cycles>
    <meta:document-statistic meta:table-count="0" meta:image-count="0" meta:object-count="0" meta:page-count="1" meta:paragraph-count="2" meta:word-count="9" meta:character-count="71" meta:non-whitespace-character-count="45"/>
    <meta:generator>LibreOffice/6.0.7.3$Linux_X86_64 LibreOffice_project/00m0$Build-3</meta:generator>
  </office:meta>
</office:document-meta>
</file>